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2">
      <loext:graphic-properties draw:fill="none" draw:fill-color="#ffffff"/>
      <style:paragraph-properties fo:margin-left="0.5in" fo:margin-right="0in" fo:margin-top="0in" fo:margin-bottom="0in" loext:contextual-spacing="false" fo:line-height="138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2">
      <loext:graphic-properties draw:fill="none" draw:fill-color="#ffffff"/>
      <style:paragraph-properties fo:margin-left="0.5in" fo:margin-right="0in" fo:margin-top="0in" fo:margin-bottom="0in" loext:contextual-spacing="false" fo:line-height="138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loext:contextual-spacing="false" fo:line-height="138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Roboto" fo:font-size="12pt" fo:font-style="normal" style:text-underline-style="none" fo:font-weight="bold" officeooo:rsid="001375c0" officeooo:paragraph-rsid="001375c0" style:text-blinking="false" fo:background-color="transparent" style:font-weight-asian="bold" style:font-weight-complex="bold"/>
    </style:style>
    <style:style style:name="T1" style:family="text">
      <style:text-properties style:font-name="Roboto" fo:font-size="12pt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50094833" text:style-name="L1">
        <text:list-header>
          <text:p text:style-name="P3">Mô tả các trường dữ liệu </text:p>
        </text:list-header>
      </text:list>
      <text:list xml:id="list1997889180" text:style-name="L2">
        <text:list-item>
          <text:p text:style-name="P1">ID: ID của khách hàng (là SĐT đã được mã hóa)</text:p>
        </text:list-item>
        <text:list-item>
          <text:p text:style-name="P1">NGAY_KH: Ngày kích hoạt thuê bao</text:p>
        </text:list-item>
        <text:list-item>
          <text:p text:style-name="P1">TINH: Địa chỉ của thuê bao</text:p>
        </text:list-item>
        <text:list-item>
          <text:p text:style-name="P1">TKC: Tiêu dùng tài khoản chính</text:p>
        </text:list-item>
        <text:list-item>
          <text:p text:style-name="P1">TKC_THOAI: Tiêu dùng tài khoản chính cho cuộc gọi</text:p>
        </text:list-item>
        <text:list-item>
          <text:p text:style-name="P1">TKKM_THOAI: Tiêu dùng tài khoản khuyến mại cho cuộc gọi</text:p>
        </text:list-item>
        <text:list-item>
          <text:p text:style-name="P1">TKC_THOAI_ONNET: Tiêu dùng tài khoản chính cho các cuộc gọi nội mạng</text:p>
        </text:list-item>
        <text:list-item>
          <text:p text:style-name="P1">TKC_THOAI_OFFNET: Tiêu dùng tài khoản chính cho các cuộc gọi ngoại mạng</text:p>
        </text:list-item>
        <text:list-item>
          <text:p text:style-name="P1">TKC_GOI_QUOC_TE: Tiêu dùng tài khoản chính cho các cuộc gọi quốc tế </text:p>
        </text:list-item>
        <text:list-item>
          <text:p text:style-name="P1">TKC_RMNG_OG: Tiêu dùng tài khoản chính cho cuộc gọi đi nước ngoài</text:p>
        </text:list-item>
        <text:list-item>
          <text:p text:style-name="P1">TKC_RMNG_IC: Tiêu dùng tài khoản chính cho cuộc gọi đến nước ngoài</text:p>
        </text:list-item>
        <text:list-item>
          <text:p text:style-name="P1">TKC_SMS: Tiêu dùng tài khoản chính cho nhắn tin</text:p>
        </text:list-item>
        <text:list-item>
          <text:p text:style-name="P1">TKKM_SMS: Tiêu dùng tài khoản khuyến mại cho nhắn tin</text:p>
        </text:list-item>
        <text:list-item>
          <text:p text:style-name="P1">TKC_SMS_ONNET: Tiêu dùng tài khoản chính cho nhắn tin nội mạng</text:p>
        </text:list-item>
        <text:list-item>
          <text:p text:style-name="P1">TKC_SMS_OFFNET: Tiêu dùng tài khoản chính cho nhắn tin ngoại mạng</text:p>
        </text:list-item>
        <text:list-item>
          <text:p text:style-name="P1">TKC_KHAC: </text:p>
        </text:list-item>
        <text:list-item>
          <text:p text:style-name="P1">TKC_VAS: Tiêu dùng tài khoản chính cho các dịch vụ giá trị gia tăng của Vinaphone (Ví dụ: dịch vụ thông báo cuộc gọi nhỡ - MCA; dịch vụ chặn cuộc gọi - Call Blocking; Đăng kí nhạc chờ ,...)</text:p>
        </text:list-item>
        <text:list-item>
          <text:p text:style-name="P1">TKC_DATA: Tiêu dùng tài khoản chính cho dịch vụ data</text:p>
        </text:list-item>
        <text:list-item>
          <text:p text:style-name="P1">TKKM_DATA: Tiêu dùng tài khoản khuyến mại cho dịch vụ data</text:p>
        </text:list-item>
        <text:list-item>
          <text:p text:style-name="P1">TKC_M0: Tiêu dùng tài khoản chính cho dịch vụ data mặc định của Vinaphone ( được gọi là M0)</text:p>
        </text:list-item>
        <text:list-item>
          <text:p text:style-name="P1">LL_THOAI: Tổng lưu lượng thoại (đơn vị: phút)</text:p>
        </text:list-item>
        <text:list-item>
          <text:p text:style-name="P1">LL_ONNET_IC: Tổng lưu lượng thoại nội mạng của các cuộc gọi đến (đơn vị: phút)</text:p>
        </text:list-item>
        <text:list-item>
          <text:p text:style-name="P2"> <text:span text:style-name="T1">LL_ONNET_OG: Tổng lưu lượng thoại nội mạng của các cuộc gọi đi (đơn vị: phút)</text:span></text:p>
        </text:list-item>
        <text:list-item>
          <text:p text:style-name="P1">LL_OFFNET_IC: Tổng lưu lượng thoại ngoại mạng của các cuộc gọi đến (đơn vị: phút)</text:p>
        </text:list-item>
        <text:list-item>
          <text:p text:style-name="P2"> <text:span text:style-name="T1">LL_OFFNET_OG: Tổng lưu lượng thoại ngoại mạng của các cuộc gọi đi (đơn vị: phút) </text:span></text:p>
        </text:list-item>
        <text:list-item>
          <text:p text:style-name="P1">LL_SMS: Tổng lưu lượng tin nhắn </text:p>
        </text:list-item>
        <text:list-item>
          <text:p text:style-name="P1">LL_SMS_ONNET: Tổng lưu lượng tin nhắn nội mạng</text:p>
        </text:list-item>
        <text:list-item>
          <text:p text:style-name="P1">LL_SMS_OFFNET: Tổng lưu lượng tin nhắn nội mạng</text:p>
        </text:list-item>
        <text:list-item>
          <text:p text:style-name="P1"><text:soft-page-break/>LL_DATA: Tổng lưu lượng data sử dụng (đơn vị: MB)</text:p>
        </text:list-item>
        <text:list-item>
          <text:p text:style-name="P1">LL_M0: Tổng lưu lượng data của gói M0 (đơn vị: MB)</text:p>
        </text:list-item>
        <text:list-item>
          <text:p text:style-name="P1">SO_CUOC_GOI: Tổng số lượng cuộc gọi/ tháng</text:p>
        </text:list-item>
        <text:list-item>
          <text:p text:style-name="P2"> <text:span text:style-name="T1">SO_CG_ONNET_IC: Tổng số cuộc gọi nội mạng đến/ tháng</text:span></text:p>
        </text:list-item>
        <text:list-item>
          <text:p text:style-name="P1">SO_CG_ONNET_OG: Tổng số cuộc gọi nội mạng đi/ tháng</text:p>
        </text:list-item>
        <text:list-item>
          <text:p text:style-name="P1">SO_CG_OFFNET_IC: Tổng số cuộc gọi ngoại mạng đến/ tháng</text:p>
        </text:list-item>
        <text:list-item>
          <text:p text:style-name="P1">SO_CG_OFFNET_OG: Tổng số cuộc gọi ngoại mạng đi/ tháng</text:p>
        </text:list-item>
        <text:list-item>
          <text:p text:style-name="P1">SO_NGAY_PS_DATA: Số ngày phát sinh data/ tháng</text:p>
        </text:list-item>
        <text:list-item>
          <text:p text:style-name="P1">SO_NGAY_PS_THOAI: Số ngày có phát sinh thoại/ tháng</text:p>
        </text:list-item>
        <text:list-item>
          <text:p text:style-name="P1">SO_NGAY_PS_CUOC: Số ngày có phát sinh cước/ tháng</text:p>
        </text:list-item>
        <text:list-item>
          <text:p text:style-name="P1">DONG_MAY: Dòng máy thuê bao sử dụng</text:p>
        </text:list-item>
        <text:list-item>
          <text:p text:style-name="P1">HANG_MAY: Hãng máy thuê bao sử dụng</text:p>
        </text:list-item>
        <text:list-item>
          <text:p text:style-name="P1">HA_TANG_MAY: Hạ tầng máy</text:p>
        </text:list-item>
        <text:list-item>
          <text:p text:style-name="P1">PERIOD: Thời điểm ghi nhận dữ liệu (theo tháng)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5:17:03.600264567</meta:creation-date>
    <dc:date>2021-05-06T15:17:47.488894049</dc:date>
    <meta:editing-duration>PT45S</meta:editing-duration>
    <meta:editing-cycles>1</meta:editing-cycles>
    <meta:document-statistic meta:table-count="0" meta:image-count="0" meta:object-count="0" meta:page-count="2" meta:paragraph-count="43" meta:word-count="482" meta:character-count="2399" meta:non-whitespace-character-count="1994"/>
    <meta:generator>LibreOffice/6.4.5.2$Linux_X86_64 LibreOffice_project/40$Build-2</meta:generator>
  </office:meta>
</office:document-meta>
</file>